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AwareNamespacedSAXConfigurationHandler.createConfiguration( final String localName , final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pertyAwareNamespacedSAXConfigurationHandler.createConfiguration( final String localName , final String namespaceURI , final String loc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pertyAwareNamespacedSAXConfigurationHandler.PropertyAwareNamespacedSAXConfigurationHandler( Settings settings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